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1pt solid #000000" fo:border-right="none" fo:border-top="1pt solid #000000" fo:border-bottom="1pt solid #000000"/>
    </style:style>
    <style:style style:name="Tabelle1.B1" style:family="table-cell">
      <style:table-cell-properties fo:padding="0.097cm" fo:border="1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97e75"/>
    </style:style>
    <style:style style:name="P2" style:family="paragraph" style:parent-style-name="Table_20_Contents">
      <style:text-properties style:text-underline-style="solid" style:text-underline-width="auto" style:text-underline-color="font-color" fo:font-weight="bold" officeooo:rsid="00129e40" officeooo:paragraph-rsid="00129e40" style:font-weight-asian="bold" style:font-weight-complex="bold"/>
    </style:style>
    <style:style style:name="P3" style:family="paragraph" style:parent-style-name="Table_20_Contents">
      <style:text-properties officeooo:rsid="001496ac" officeooo:paragraph-rsid="001496ac"/>
    </style:style>
    <style:style style:name="P4" style:family="paragraph" style:parent-style-name="Table_20_Contents">
      <style:text-properties officeooo:rsid="001600b7" officeooo:paragraph-rsid="001600b7"/>
    </style:style>
    <style:style style:name="P5" style:family="paragraph" style:parent-style-name="Table_20_Contents">
      <style:text-properties officeooo:paragraph-rsid="001600b7"/>
    </style:style>
    <style:style style:name="P6" style:family="paragraph" style:parent-style-name="Table_20_Contents">
      <style:text-properties officeooo:rsid="0016f7a5" officeooo:paragraph-rsid="0016f7a5"/>
    </style:style>
    <style:style style:name="P7" style:family="paragraph" style:parent-style-name="Table_20_Contents">
      <style:text-properties officeooo:rsid="00180b3b" officeooo:paragraph-rsid="00180b3b"/>
    </style:style>
    <style:style style:name="P8" style:family="paragraph" style:parent-style-name="Table_20_Contents">
      <style:text-properties officeooo:paragraph-rsid="00197e75"/>
    </style:style>
    <style:style style:name="P9" style:family="paragraph" style:parent-style-name="Table_20_Contents">
      <style:text-properties officeooo:rsid="00197e75" officeooo:paragraph-rsid="00197e75"/>
    </style:style>
    <style:style style:name="P10" style:family="paragraph" style:parent-style-name="Table_20_Contents">
      <style:text-properties officeooo:rsid="0019edfd" officeooo:paragraph-rsid="0019edfd"/>
    </style:style>
    <style:style style:name="P11" style:family="paragraph" style:parent-style-name="Table_20_Contents">
      <style:text-properties officeooo:rsid="001b6377" officeooo:paragraph-rsid="001b6377"/>
    </style:style>
    <style:style style:name="P12" style:family="paragraph" style:parent-style-name="Table_20_Contents">
      <style:text-properties officeooo:paragraph-rsid="001b6377"/>
    </style:style>
    <style:style style:name="T1" style:family="text">
      <style:text-properties officeooo:rsid="001600b7"/>
    </style:style>
    <style:style style:name="T2" style:family="text">
      <style:text-properties style:text-position="super 58%"/>
    </style:style>
    <style:style style:name="T3" style:family="text">
      <style:text-properties officeooo:rsid="0016f7a5"/>
    </style:style>
    <style:style style:name="T4" style:family="text">
      <style:text-properties officeooo:rsid="00197e75"/>
    </style:style>
    <style:style style:name="T5" style:family="text">
      <style:text-properties style:text-underline-style="none" officeooo:rsid="00230940"/>
    </style:style>
    <style:style style:name="T6" style:family="text">
      <style:text-properties officeooo:rsid="001b6377"/>
    </style:style>
    <style:style style:name="T7" style:family="text">
      <style:text-properties officeooo:rsid="001b9c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number-columns-repeated="2"/>
        <table:table-row table:style-name="TableLine93875495480864">
          <table:table-cell table:style-name="Tabelle1.A1" office:value-type="string">
            <text:p text:style-name="P2">Begriff</text:p>
          </table:table-cell>
          <table:table-cell table:style-name="Tabelle1.B1" office:value-type="string">
            <text:p text:style-name="P2">Erklärung</text:p>
          </table:table-cell>
        </table:table-row>
        <table:table-row table:style-name="TableLine93875495480864">
          <table:table-cell table:style-name="Tabelle1.A2" office:value-type="string">
            <text:p text:style-name="Standard">UI</text:p>
          </table:table-cell>
          <table:table-cell table:style-name="Tabelle1.B2" office:value-type="string">
            <text:p text:style-name="Standard">Graphische Benutzeroberfläche. Schnittstelle zum Anwender.</text:p>
          </table:table-cell>
        </table:table-row>
        <table:table-row table:style-name="TableLine93875495480864">
          <table:table-cell table:style-name="Tabelle1.A2" office:value-type="string">
            <text:p text:style-name="Standard">Performance</text:p>
          </table:table-cell>
          <table:table-cell table:style-name="Tabelle1.B2" office:value-type="string">
            <text:p text:style-name="Standard">Geschwindigkeit der Software.</text:p>
          </table:table-cell>
        </table:table-row>
        <table:table-row table:style-name="TableLine93875495480864">
          <table:table-cell table:style-name="Tabelle1.A2" office:value-type="string">
            <text:p text:style-name="Standard">JRE</text:p>
          </table:table-cell>
          <table:table-cell table:style-name="Tabelle1.B2" office:value-type="string">
            <text:p text:style-name="Standard">Java Runtime Environment. Ein St<text:span text:style-name="T7">ü</text:span>ck frei erhältliche Software, die es Ermöglicht Java Programme auszuführen.</text:p>
          </table:table-cell>
        </table:table-row>
        <table:table-row table:style-name="TableLine93875495480864">
          <table:table-cell table:style-name="Tabelle1.A2" office:value-type="string">
            <text:p text:style-name="Standard">.csv</text:p>
            <text:p text:style-name="Standard"/>
          </table:table-cell>
          <table:table-cell table:style-name="Tabelle1.B2" office:value-type="string">
            <text:p text:style-name="Standard">„Comma separated values“ simples Tabellen Dateiformat. Trennung von Spalten durch Kommata und Zeilen durch Umbrüche.</text:p>
          </table:table-cell>
        </table:table-row>
        <table:table-row table:style-name="TableLine93875495480864">
          <table:table-cell table:style-name="Tabelle1.A2" office:value-type="string">
            <text:p text:style-name="Standard">.txt</text:p>
          </table:table-cell>
          <table:table-cell table:style-name="Tabelle1.B2" office:value-type="string">
            <text:p text:style-name="Standard">Dateiendung für Textdateien.</text:p>
          </table:table-cell>
        </table:table-row>
        <table:table-row table:style-name="TableLine93875495480864">
          <table:table-cell table:style-name="Tabelle1.A2" office:value-type="string">
            <text:p text:style-name="Standard">Software</text:p>
          </table:table-cell>
          <table:table-cell table:style-name="Tabelle1.B2" office:value-type="string">
            <text:p text:style-name="Standard">Programme</text:p>
          </table:table-cell>
        </table:table-row>
        <table:table-row table:style-name="TableLine93875495480864">
          <table:table-cell table:style-name="Tabelle1.A2" office:value-type="string">
            <text:p text:style-name="Standard">Hardware</text:p>
          </table:table-cell>
          <table:table-cell table:style-name="Tabelle1.B2" office:value-type="string">
            <text:p text:style-name="Standard">Computer auf denen die Programme laufen.</text:p>
          </table:table-cell>
        </table:table-row>
        <table:table-row table:style-name="TableLine93875495480864">
          <table:table-cell table:style-name="Tabelle1.A2" office:value-type="string">
            <text:p text:style-name="Standard">Torus </text:p>
          </table:table-cell>
          <table:table-cell table:style-name="Tabelle1.B2" office:value-type="string">
            <text:p text:style-name="Standard">Donut</text:p>
          </table:table-cell>
        </table:table-row>
        <table:table-row table:style-name="TableLine93875495480864">
          <table:table-cell table:style-name="Tabelle1.A2" office:value-type="string">
            <text:p text:style-name="Standard">UI</text:p>
          </table:table-cell>
          <table:table-cell table:style-name="Tabelle1.B2" office:value-type="string">
            <text:p text:style-name="Standard">Graphische Benutzeroberfläche. Schnittstelle zum Anwender.</text:p>
          </table:table-cell>
        </table:table-row>
        <table:table-row table:style-name="TableLine93875495480864">
          <table:table-cell table:style-name="Tabelle1.A2" office:value-type="string">
            <text:p text:style-name="Standard">Performance</text:p>
          </table:table-cell>
          <table:table-cell table:style-name="Tabelle1.B2" office:value-type="string">
            <text:p text:style-name="Standard">Geschwindigkeit der Software.</text:p>
          </table:table-cell>
        </table:table-row>
        <table:table-row table:style-name="TableLine93875495480864">
          <table:table-cell table:style-name="Tabelle1.A2" office:value-type="string">
            <text:p text:style-name="Standard">JRE</text:p>
          </table:table-cell>
          <table:table-cell table:style-name="Tabelle1.B2" office:value-type="string">
            <text:p text:style-name="Standard">Java Runtime Environment. Ein Stuck frei erhältliche Software, die es Ermöglicht Java Programme auszuführen.</text:p>
          </table:table-cell>
        </table:table-row>
        <table:table-row table:style-name="TableLine93875495480864">
          <table:table-cell table:style-name="Tabelle1.A2" office:value-type="string">
            <text:p text:style-name="Standard">.csv</text:p>
            <text:p text:style-name="Standard"/>
          </table:table-cell>
          <table:table-cell table:style-name="Tabelle1.B2" office:value-type="string">
            <text:p text:style-name="Standard">„Comma separated values“ simples Tabellen Dateiformat. Trennung von Spalten durch Kommata und Zeilen durch Umbrüche.</text:p>
          </table:table-cell>
        </table:table-row>
        <table:table-row table:style-name="TableLine93875495480864">
          <table:table-cell table:style-name="Tabelle1.A2" office:value-type="string">
            <text:p text:style-name="P3">Zellulärer Automat</text:p>
          </table:table-cell>
          <table:table-cell table:style-name="Tabelle1.B2" office:value-type="string">
            <text:p text:style-name="P3">Ein Konzept zur Modellierung dynamischer Systeme.</text:p>
            <text:p text:style-name="P3">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row table:style-name="TableLine93875495480864">
          <table:table-cell table:style-name="Tabelle1.A2" office:value-type="string">
            <text:p text:style-name="P3">Transisitonsregel</text:p>
          </table:table-cell>
          <table:table-cell table:style-name="Tabelle1.B2" office:value-type="string">
            <text:p text:style-name="P3">Vorschrift die unter Verwendung vorhandener Daten <text:span text:style-name="T1">den Zustand einer Zelle in den Nächsten überfuhrt.</text:span></text:p>
          </table:table-cell>
        </table:table-row>
        <table:table-row table:style-name="TableLine93875495480864">
          <table:table-cell table:style-name="Tabelle1.A2" office:value-type="string">
            <text:p text:style-name="P4">Simulation</text:p>
          </table:table-cell>
          <table:table-cell table:style-name="Tabelle1.B2" office:value-type="string">
            <text:p text:style-name="P5"><text:span text:style-name="T1">Dynamische Abbildung, meist realer Sachverhalte, anhand eines Modells, durch Anwendung des Modells über Zeit.</text:span></text:p>
          </table:table-cell>
        </table:table-row>
        <table:table-row table:style-name="TableLine93875495480864">
          <table:table-cell table:style-name="Tabelle1.A2" office:value-type="string">
            <text:p text:style-name="P4">Spielfeld</text:p>
          </table:table-cell>
          <table:table-cell table:style-name="Tabelle1.B2" office:value-type="string">
            <text:p text:style-name="P4">2 Dimensionales Feld aus Zellen.</text:p>
          </table:table-cell>
        </table:table-row>
        <table:table-row table:style-name="TableLine93875495480864">
          <table:table-cell table:style-name="Tabelle1.A2" office:value-type="string">
            <text:p text:style-name="P4">Zelle</text:p>
          </table:table-cell>
          <table:table-cell table:style-name="Tabelle1.B2" office:value-type="string">
            <text:p text:style-name="P4">Element der Simulation das <text:s/>2<text:span text:style-name="T2">32 </text:span>verschiedene Zustände annehmen kann.</text:p>
          </table:table-cell>
        </table:table-row>
        <table:table-row table:style-name="TableLine93875495480864">
          <table:table-cell table:style-name="Tabelle1.A2" office:value-type="string">
            <text:p text:style-name="P4"><text:span text:style-name="T3">Invers </text:span>Polnische Notation</text:p>
          </table:table-cell>
          <table:table-cell table:style-name="Tabelle1.B2" office:value-type="string">
            <text:p text:style-name="P6">Klammerfreie Schreibweise von Mathematischen Ausdrücken bei der, der Operator nach den Operanden kommt.</text:p>
            <text:p text:style-name="P7">Umgekehrt von der Polnischen Notation.</text:p>
          </table:table-cell>
        </table:table-row>
        <text:soft-page-break/>
        <table:table-row table:style-name="TableLine93875495480864">
          <table:table-cell table:style-name="Tabelle1.A2" office:value-type="string">
            <text:p text:style-name="P7">Syntax</text:p>
          </table:table-cell>
          <table:table-cell table:style-name="Tabelle1.B2" office:value-type="string">
            <text:p text:style-name="P7">Regeln zur Anordnung und Reihenfolge von Zeichensystemen.</text:p>
          </table:table-cell>
        </table:table-row>
        <table:table-row table:style-name="TableLine93875495480864">
          <table:table-cell table:style-name="Tabelle1.A2" office:value-type="string">
            <text:p text:style-name="Table_20_Contents">Multithreading</text:p>
          </table:table-cell>
          <table:table-cell table:style-name="Tabelle1.B2" office:value-type="string">
            <text:p text:style-name="Table_20_Contents">Simultanes</text:p>
          </table:table-cell>
        </table:table-row>
        <table:table-row table:style-name="TableLine93875495480864">
          <table:table-cell table:style-name="Tabelle1.A2" office:value-type="string">
            <text:p text:style-name="P1">Linux, Windows, Mac OS X</text:p>
          </table:table-cell>
          <table:table-cell table:style-name="Tabelle1.B2" office:value-type="string">
            <text:p text:style-name="Table_20_Contents">Betriebssysteme</text:p>
          </table:table-cell>
        </table:table-row>
        <table:table-row table:style-name="TableLine93875495480864">
          <table:table-cell table:style-name="Tabelle1.A2" office:value-type="string">
            <text:p text:style-name="P1">ARM, x86</text:p>
          </table:table-cell>
          <table:table-cell table:style-name="Tabelle1.B2" office:value-type="string">
            <text:p text:style-name="Table_20_Contents">Prozessorarchitekturen</text:p>
          </table:table-cell>
        </table:table-row>
        <table:table-row table:style-name="TableLine93875495480864">
          <table:table-cell table:style-name="Tabelle1.A2" office:value-type="string">
            <text:p text:style-name="Table_20_Contents">1 GB</text:p>
          </table:table-cell>
          <table:table-cell table:style-name="Tabelle1.B2" office:value-type="string">
            <text:p text:style-name="P8">1024 MB</text:p>
          </table:table-cell>
        </table:table-row>
        <table:table-row table:style-name="TableLine93875495480864">
          <table:table-cell table:style-name="Tabelle1.A2" office:value-type="string">
            <text:p text:style-name="Table_20_Contents">1 <text:span text:style-name="T4">M</text:span>B</text:p>
          </table:table-cell>
          <table:table-cell table:style-name="Tabelle1.B2" office:value-type="string">
            <text:p text:style-name="P9">~Millionen Byte</text:p>
          </table:table-cell>
        </table:table-row>
        <table:table-row table:style-name="TableLine93875495480864">
          <table:table-cell table:style-name="Tabelle1.A2" office:value-type="string">
            <text:p text:style-name="P1"><text:span text:style-name="T5">Arithmetik</text:span></text:p>
          </table:table-cell>
          <table:table-cell table:style-name="Tabelle1.B2" office:value-type="string">
            <text:p text:style-name="P9">Teilgebiet der Mathematik, was sich mit dem Verrechnen von Zahlen befasst.</text:p>
          </table:table-cell>
        </table:table-row>
        <table:table-row table:style-name="TableLine93875495480864">
          <table:table-cell table:style-name="Tabelle1.A2" office:value-type="string">
            <text:p text:style-name="P10">Gesichter</text:p>
          </table:table-cell>
          <table:table-cell table:style-name="Tabelle1.B2" office:value-type="string">
            <text:p text:style-name="P10">Seiten eines Würfels(Faces)</text:p>
          </table:table-cell>
        </table:table-row>
        <table:table-row table:style-name="TableLine93875495480864">
          <table:table-cell table:style-name="Tabelle1.A2" office:value-type="string">
            <text:p text:style-name="P10">Dialogfenster</text:p>
          </table:table-cell>
          <table:table-cell table:style-name="Tabelle1.B2" office:value-type="string">
            <text:p text:style-name="P10">Ein Fenster das Informationen erfragt und eine Eingabe dieser ermöglicht.</text:p>
          </table:table-cell>
        </table:table-row>
        <table:table-row table:style-name="TableLine93875495480864">
          <table:table-cell table:style-name="Tabelle1.A2" office:value-type="string">
            <text:p text:style-name="P10">Delay</text:p>
          </table:table-cell>
          <table:table-cell table:style-name="Tabelle1.B2" office:value-type="string">
            <text:p text:style-name="P10">Verzögerung</text:p>
          </table:table-cell>
        </table:table-row>
        <table:table-row table:style-name="TableLine93875495480864">
          <table:table-cell table:style-name="Tabelle1.A2" office:value-type="string">
            <text:p text:style-name="P11">Operator</text:p>
          </table:table-cell>
          <table:table-cell table:style-name="Tabelle1.B2" office:value-type="string">
            <text:p text:style-name="P11">Vorschrift um aus Mathematischen Objekten neue Objekte zu bilden.</text:p>
          </table:table-cell>
        </table:table-row>
        <table:table-row table:style-name="TableLine93875495480864">
          <table:table-cell table:style-name="Tabelle1.A2" office:value-type="string">
            <text:p text:style-name="P11">Bitweise</text:p>
          </table:table-cell>
          <table:table-cell table:style-name="Tabelle1.B2" office:value-type="string">
            <text:p text:style-name="P12"><text:span text:style-name="T6">Die Bits von Daten werden Parallel mit logischen Operationen verarbeitet um neue Daten der gleichen Größe zu produzieren.</text:span></text:p>
          </table:table-cell>
        </table:table-row>
        <table:table-row table:style-name="TableLine93875495480864">
          <table:table-cell table:style-name="Tabelle1.A2" office:value-type="string">
            <text:p text:style-name="P11">Folgezustand</text:p>
          </table:table-cell>
          <table:table-cell table:style-name="Tabelle1.B2" office:value-type="string">
            <text:p text:style-name="P11">Zustand der sich durch Verarbeitung mit den Transitionsregeln ergibt.</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8:41:36.309264581</meta:creation-date>
    <dc:date>2021-11-07T20:08:14.933951487</dc:date>
    <meta:editing-duration>PT25M15S</meta:editing-duration>
    <meta:editing-cycles>5</meta:editing-cycles>
    <meta:generator>LibreOffice/6.4.7.2$Linux_X86_64 LibreOffice_project/40$Build-2</meta:generator>
    <meta:document-statistic meta:table-count="1" meta:image-count="0" meta:object-count="0" meta:page-count="2" meta:paragraph-count="66" meta:word-count="305" meta:character-count="2308" meta:non-whitespace-character-count="2067"/>
  </office:meta>
</office:document-meta>
</file>